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officeooo:paragraph-rsid="0023c0a0"/>
    </style:style>
    <style:style style:name="P3" style:family="paragraph" style:parent-style-name="Standard">
      <style:paragraph-properties fo:line-height="200%"/>
      <style:text-properties fo:font-style="normal" officeooo:rsid="00305248" officeooo:paragraph-rsid="0023c0a0" style:font-style-asian="normal" style:font-style-complex="normal"/>
    </style:style>
    <style:style style:name="P4" style:family="paragraph" style:parent-style-name="Standard">
      <style:paragraph-properties fo:line-height="200%"/>
      <style:text-properties fo:font-style="normal" officeooo:rsid="00305248" officeooo:paragraph-rsid="004284c3" style:font-style-asian="normal" style:font-style-complex="normal"/>
    </style:style>
    <style:style style:name="T1" style:family="text">
      <style:text-properties officeooo:rsid="0009bca8"/>
    </style:style>
    <style:style style:name="T2" style:family="text">
      <style:text-properties officeooo:rsid="000ac544"/>
    </style:style>
    <style:style style:name="T3" style:family="text">
      <style:text-properties officeooo:rsid="000bd8f0"/>
    </style:style>
    <style:style style:name="T4" style:family="text">
      <style:text-properties officeooo:rsid="000f1c6e"/>
    </style:style>
    <style:style style:name="T5" style:family="text">
      <style:text-properties officeooo:rsid="00106e96"/>
    </style:style>
    <style:style style:name="T6" style:family="text">
      <style:text-properties officeooo:rsid="0010b7af"/>
    </style:style>
    <style:style style:name="T7" style:family="text">
      <style:text-properties officeooo:rsid="0012977c"/>
    </style:style>
    <style:style style:name="T8" style:family="text">
      <style:text-properties officeooo:rsid="0012f494"/>
    </style:style>
    <style:style style:name="T9" style:family="text">
      <style:text-properties officeooo:rsid="0014325e"/>
    </style:style>
    <style:style style:name="T10" style:family="text">
      <style:text-properties officeooo:rsid="0015e047"/>
    </style:style>
    <style:style style:name="T11" style:family="text">
      <style:text-properties officeooo:rsid="00164dbc"/>
    </style:style>
    <style:style style:name="T12" style:family="text">
      <style:text-properties officeooo:rsid="0019e39d"/>
    </style:style>
    <style:style style:name="T13" style:family="text">
      <style:text-properties officeooo:rsid="001cbde1"/>
    </style:style>
    <style:style style:name="T14" style:family="text">
      <style:text-properties officeooo:rsid="001da0c9"/>
    </style:style>
    <style:style style:name="T15" style:family="text">
      <style:text-properties officeooo:rsid="001ea9b4"/>
    </style:style>
    <style:style style:name="T16" style:family="text">
      <style:text-properties officeooo:rsid="001fa0a3"/>
    </style:style>
    <style:style style:name="T17" style:family="text">
      <style:text-properties officeooo:rsid="002112f2"/>
    </style:style>
    <style:style style:name="T18" style:family="text">
      <style:text-properties officeooo:rsid="002243d7"/>
    </style:style>
    <style:style style:name="T19" style:family="text">
      <style:text-properties officeooo:rsid="00226cbe"/>
    </style:style>
    <style:style style:name="T20" style:family="text">
      <style:text-properties officeooo:rsid="0023c0a0"/>
    </style:style>
    <style:style style:name="T21" style:family="text">
      <style:text-properties officeooo:rsid="0023fae5"/>
    </style:style>
    <style:style style:name="T22" style:family="text">
      <style:text-properties officeooo:rsid="00252a21"/>
    </style:style>
    <style:style style:name="T23" style:family="text">
      <style:text-properties fo:font-style="italic" officeooo:rsid="00272146" style:font-style-asian="italic" style:font-style-complex="italic"/>
    </style:style>
    <style:style style:name="T24" style:family="text">
      <style:text-properties fo:font-style="italic" officeooo:rsid="004772f4" style:font-style-asian="italic" style:font-style-complex="italic"/>
    </style:style>
    <style:style style:name="T25" style:family="text">
      <style:text-properties fo:font-style="italic" officeooo:rsid="005a1762" style:font-style-asian="italic" style:font-style-complex="italic"/>
    </style:style>
    <style:style style:name="T26" style:family="text">
      <style:text-properties fo:font-style="normal" officeooo:rsid="00272146" style:font-style-asian="normal" style:font-style-complex="normal"/>
    </style:style>
    <style:style style:name="T27" style:family="text">
      <style:text-properties fo:font-style="normal" officeooo:rsid="00288e8f" style:font-style-asian="normal" style:font-style-complex="normal"/>
    </style:style>
    <style:style style:name="T28" style:family="text">
      <style:text-properties fo:font-style="normal" officeooo:rsid="00290ff4" style:font-style-asian="normal" style:font-style-complex="normal"/>
    </style:style>
    <style:style style:name="T29" style:family="text">
      <style:text-properties fo:font-style="normal" officeooo:rsid="002aa151" style:font-style-asian="normal" style:font-style-complex="normal"/>
    </style:style>
    <style:style style:name="T30" style:family="text">
      <style:text-properties fo:font-style="normal" officeooo:rsid="002ad4e6" style:font-style-asian="normal" style:font-style-complex="normal"/>
    </style:style>
    <style:style style:name="T31" style:family="text">
      <style:text-properties fo:font-style="normal" officeooo:rsid="002af359" style:font-style-asian="normal" style:font-style-complex="normal"/>
    </style:style>
    <style:style style:name="T32" style:family="text">
      <style:text-properties fo:font-style="normal" officeooo:rsid="002d3acd" style:font-style-asian="normal" style:font-style-complex="normal"/>
    </style:style>
    <style:style style:name="T33" style:family="text">
      <style:text-properties fo:font-style="normal" officeooo:rsid="00305248" style:font-style-asian="normal" style:font-style-complex="normal"/>
    </style:style>
    <style:style style:name="T34" style:family="text">
      <style:text-properties officeooo:rsid="0030e745"/>
    </style:style>
    <style:style style:name="T35" style:family="text">
      <style:text-properties officeooo:rsid="00327f52"/>
    </style:style>
    <style:style style:name="T36" style:family="text">
      <style:text-properties officeooo:rsid="00332e9e"/>
    </style:style>
    <style:style style:name="T37" style:family="text">
      <style:text-properties officeooo:rsid="0033eabc"/>
    </style:style>
    <style:style style:name="T38" style:family="text">
      <style:text-properties officeooo:rsid="003613f6"/>
    </style:style>
    <style:style style:name="T39" style:family="text">
      <style:text-properties officeooo:rsid="0037b641"/>
    </style:style>
    <style:style style:name="T40" style:family="text">
      <style:text-properties officeooo:rsid="00385674"/>
    </style:style>
    <style:style style:name="T41" style:family="text">
      <style:text-properties officeooo:rsid="00391834"/>
    </style:style>
    <style:style style:name="T42" style:family="text">
      <style:text-properties officeooo:rsid="003a3c90"/>
    </style:style>
    <style:style style:name="T43" style:family="text">
      <style:text-properties officeooo:rsid="003b9108"/>
    </style:style>
    <style:style style:name="T44" style:family="text">
      <style:text-properties officeooo:rsid="003d0451"/>
    </style:style>
    <style:style style:name="T45" style:family="text">
      <style:text-properties officeooo:rsid="003e8e99"/>
    </style:style>
    <style:style style:name="T46" style:family="text">
      <style:text-properties officeooo:rsid="003f94d4"/>
    </style:style>
    <style:style style:name="T47" style:family="text">
      <style:text-properties officeooo:rsid="00409159"/>
    </style:style>
    <style:style style:name="T48" style:family="text">
      <style:text-properties officeooo:rsid="004204ed"/>
    </style:style>
    <style:style style:name="T49" style:family="text">
      <style:text-properties officeooo:rsid="00425585"/>
    </style:style>
    <style:style style:name="T50" style:family="text">
      <style:text-properties officeooo:rsid="004284c3"/>
    </style:style>
    <style:style style:name="T51" style:family="text">
      <style:text-properties officeooo:rsid="0043721c"/>
    </style:style>
    <style:style style:name="T52" style:family="text">
      <style:text-properties officeooo:rsid="0044579c"/>
    </style:style>
    <style:style style:name="T53" style:family="text">
      <style:text-properties officeooo:rsid="004772f4"/>
    </style:style>
    <style:style style:name="T54" style:family="text">
      <style:text-properties officeooo:rsid="004949d4"/>
    </style:style>
    <style:style style:name="T55" style:family="text">
      <style:text-properties officeooo:rsid="004af610"/>
    </style:style>
    <style:style style:name="T56" style:family="text">
      <style:text-properties officeooo:rsid="004d3d85"/>
    </style:style>
    <style:style style:name="T57" style:family="text">
      <style:text-properties officeooo:rsid="004ef248"/>
    </style:style>
    <style:style style:name="T58" style:family="text">
      <style:text-properties officeooo:rsid="004faa22"/>
    </style:style>
    <style:style style:name="T59" style:family="text">
      <style:text-properties officeooo:rsid="004fdadf"/>
    </style:style>
    <style:style style:name="T60" style:family="text">
      <style:text-properties officeooo:rsid="004feacf"/>
    </style:style>
    <style:style style:name="T61" style:family="text">
      <style:text-properties officeooo:rsid="0050151e"/>
    </style:style>
    <style:style style:name="T62" style:family="text">
      <style:text-properties officeooo:rsid="00510684"/>
    </style:style>
    <style:style style:name="T63" style:family="text">
      <style:text-properties officeooo:rsid="0052bc89"/>
    </style:style>
    <style:style style:name="T64" style:family="text">
      <style:text-properties officeooo:rsid="00545558"/>
    </style:style>
    <style:style style:name="T65" style:family="text">
      <style:text-properties officeooo:rsid="0056fe01"/>
    </style:style>
    <style:style style:name="T66" style:family="text">
      <style:text-properties officeooo:rsid="0058b495"/>
    </style:style>
    <style:style style:name="T67" style:family="text">
      <style:text-properties officeooo:rsid="005a1762"/>
    </style:style>
    <style:style style:name="T68" style:family="text">
      <style:text-properties officeooo:rsid="005b9420"/>
    </style:style>
    <style:style style:name="T69" style:family="text">
      <style:text-properties officeooo:rsid="005d96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Twinleaf herself was normally not a combatant, but she found herself heedlessly tearing through anyone who got in her way as she marched her way to the now raised drawbridge. </text:span><text:span text:style-name="T3">None of the normal soldiers even dared try to dissuade her.</text:span><text:span text:style-name="T1"> </text:span><text:span text:style-name="T2">Upon reaching her destination, the crocodile called out: “You let me in there to find my niece, you curs!” </text:span></text:p>
      <text:p text:style-name="P1"><text:tab/><text:span text:style-name="T4">A guard of the wall leaned down and spoke to her through a horn. “Turn back,” he commanded. “</text:span><text:span text:style-name="T5">Your kind are no more welcome here then the scourge you’re at war with!” </text:span><text:span text:style-name="T6">Suddenly, armed catapults and trebu</text:span><text:span text:style-name="T7">chet</text:span><text:span text:style-name="T8">s </text:span><text:span text:style-name="T9">rolled into view with perfectly convenient timing. </text:span><text:span text:style-name="T10">Twinleaf and the surrounding troops all hurried away from the moat and wall as the siege machines began to fire off, slamming into the </text:span><text:span text:style-name="T11">exterior</text:span><text:span text:style-name="T10"> and beginning to tear it down piece by piece.</text:span></text:p>
      <text:p text:style-name="P1"><text:tab/>“<text:span text:style-name="T12">Surrender! I’ll burn down every building, tear down every wall, and kill every last one of you until I find her!” Twinleaf called out in rage. </text:span><text:span text:style-name="T13">Despite fighting a battle now on two fronts, the Unidad had little trouble crushing the now cornered and outnumbered Huntsmen while maintaining their siege. </text:span><text:span text:style-name="T14">Therefore, the threat was most credible, </text:span><text:span text:style-name="T15">and Gwendolyn quickly had to work out a solution now that she was on the clock.</text:span></text:p>
      <text:p text:style-name="P1"/>
      <text:p text:style-name="P2"><text:tab/><text:span text:style-name="T17">Leora splashed and played around in the river aimlessly, enjoying herself. </text:span><text:span text:style-name="T18">She felt </text:span><text:span text:style-name="T19">rejuvenated by its cold, refreshing touch, bathing herself for the first time in a while since she’d gone underground. </text:span><text:span text:style-name="T20">Then, her ears perked, and she could hear footsteps. Unsure of who they belonged to, Leora gracefully </text:span><text:span text:style-name="T21">but hastily</text:span><text:span text:style-name="T20"> stepped her way over the rocks further down the river-cave, </text:span><text:span text:style-name="T22">hiding herself behind a stalagmite.</text:span></text:p>
      <text:p text:style-name="P2"><text:tab/>“<text:span text:style-name="T23">Where is she</text:span><text:span text:style-name="T26">?” the bat heard her mentor ask aloud, </text:span><text:span text:style-name="T27">but as she began to peek from her hiding spot, she stopped herself as she </text:span><text:span text:style-name="T28">heard</text:span><text:span text:style-name="T27"> Tia take her place down at the typewriter, </text:span><text:span text:style-name="T28">moving the chair and causing a creak as she sat down. “</text:span><text:span text:style-name="T29">Alright, what the hell do I tell these degenerates now</text:span><text:span text:style-name="T27">? </text:span><text:span text:style-name="T30">Perhaps it’ll be <text:s/>more convincing when I’m telling the truth that I lost her now. Ugh, my dear, why must you run off like this? We’re so close…”</text:span></text:p>
      <text:p text:style-name="P2"><text:soft-page-break/><text:span text:style-name="T30"><text:tab/>“</text:span><text:span text:style-name="T31">Close to what?” Leora finally asked, unable to contain herself and blowing her cover. “</text:span><text:span text:style-name="T32">You told me you didn’t have one of these down here. Why would you lie, Tia?” she followed up, a distraught look upon her young face.</text:span></text:p>
      <text:p text:style-name="P2"><text:span text:style-name="T32"><text:tab/>“</text:span><text:span text:style-name="T33">Oh...oh dear, Leora I can explain, doll.”</text:span></text:p>
      <text:p text:style-name="P3"><text:tab/>“Why did you hide this from me?”</text:p>
      <text:p text:style-name="P3"><text:tab/>“I…come here and let me hold you, and I’ll explain love,” she requested, giving Leora a pleading look. <text:span text:style-name="T34">The bat complied hesitantly, and the two embraced. </text:span><text:span text:style-name="T35">Then, Leora felt a prick in her side, and within a few seconds, she fell into Althea’s waiting arms.</text:span></text:p>
      <text:p text:style-name="P3"/>
      <text:p text:style-name="P3"><text:tab/><text:span text:style-name="T37">Having torn apart the already ruinous town with their battle by this point, the phoenix and vulture we both exhausted, setting down upon another roof high above the ground.</text:span></text:p>
      <text:p text:style-name="P3"><text:tab/>“<text:span text:style-name="T38">Your strength is admirable, Volk. But it’</text:span><text:span text:style-name="T39">s over for you, </text:span><text:span text:style-name="T40">now.</text:span><text:span text:style-name="T38">”</text:span></text:p>
      <text:p text:style-name="P3"><text:tab/>“<text:span text:style-name="T41">On the contrary, I’ve got you right where I want you,” the vulture retorted, pulling out his derringer and firing sharply without hesitation, only for the phoenix to bring up a shield</text:span><text:span text:style-name="T42">ing cloak</text:span><text:span text:style-name="T41"> of flame that incinerated the bullet on contact. </text:span><text:span text:style-name="T42">As Urod began to advance, </text:span><text:span text:style-name="T43">Volk reloaded both his guns and began to unload everything he had to no avail.</text:span></text:p>
      <text:p text:style-name="P4"><text:tab/>“<text:span text:style-name="T44">E</text:span>ntwaffnen!” <text:span text:style-name="T45">shouted the phoenix in a guttural, otherworldly voice. </text:span><text:span text:style-name="T50">T</text:span><text:span text:style-name="T45">hrusting forward his off-talon , </text:span><text:span text:style-name="T52">he</text:span><text:span text:style-name="T51"> </text:span><text:span text:style-name="T45">blast</text:span><text:span text:style-name="T52">ed</text:span><text:span text:style-name="T45"> forth a cone of molten rock that splashed over the vulture’s arms, beginning to melt not only the weaponry, but the vulture’s tal</text:span><text:span text:style-name="T46">ons, </text:span><text:span text:style-name="T47">evoking a scream of pain </text:span><text:span text:style-name="T48">much more real then before. </text:span><text:span text:style-name="T49">Urod lowered his shield and stepped back, watching coldly as Volk pulled away and writhed in agony, bashing his own arms against the floor in an attempt to cut off the searing pain.</text:span></text:p>
      <text:p text:style-name="P4"><text:tab/>“You...ah...<text:span text:style-name="T53">you...you’re too late to stop me. She’ll already be leaving with the girl by now, and I </text:span><text:span text:style-name="T24">will</text:span><text:span text:style-name="T53"> have succeeded, posthumously, of c-course…f-fuck you…” were Volk’s last, desperately confident words before his eyes glazed over. </text:span><text:span text:style-name="T54">Confused and worried, the phoenix dispelled the remnants of his magic and tried to coax life back into his opponent to clarify what he had just heard, but to no avail.</text:span></text:p>
      <text:p text:style-name="P4"><text:soft-page-break/></text:p>
      <text:p text:style-name="P4"><text:tab/>“<text:span text:style-name="T56">S-shekel baby...are you...awake?” asked Cyrus, having just woken up after passing out.</text:span></text:p>
      <text:p text:style-name="P4"><text:tab/>“Y-yeah…<text:span text:style-name="T57">What happened?” </text:span><text:span text:style-name="T58">the cheetah responded, </text:span><text:span text:style-name="T59">beginning to rouse himself.</text:span></text:p>
      <text:p text:style-name="P4"><text:tab/>“Oh…<text:span text:style-name="T60">.oh my you’re alive!”</text:span></text:p>
      <text:p text:style-name="P4"><text:tab/>“<text:span text:style-name="T60">Yeah I’m alive...just...banged up pretty bad, you know? </text:span><text:span text:style-name="T61">Sorry I can’t even really roll over onto my other side to give you a kiss, sugar.</text:span><text:span text:style-name="T60">”</text:span></text:p>
      <text:p text:style-name="P4"><text:tab/>“<text:span text:style-name="T62">Your voice is more than enough right now.” </text:span></text:p>
      <text:p text:style-name="P4"><text:tab/><text:span text:style-name="T63">Panama, having begun to doze off on his turn to watch the injured pair, realized what he was hearing. “Hey! Lucius! They’re both alive and awake!” Lucius roused from a little ways apart from them and rushed over excitedly.</text:span></text:p>
      <text:p text:style-name="P4"><text:tab/>“<text:span text:style-name="T64">You bastards really are awake! Here I thought Panama was hallucinating,” laughed the liger, discarding for the moment his formal composure once more. He was all too happy to contain himself, </text:span><text:span text:style-name="T65">but the party’s joy was soon interrupted as Urod descended rapidly from the sky, landing before them.</text:span></text:p>
      <text:p text:style-name="P4"><text:tab/>“<text:span text:style-name="T66">I believe they have Leora.”</text:span></text:p>
      <text:p text:style-name="P4"><text:tab/>“<text:span text:style-name="T25">What?</text:span><text:span text:style-name="T67">” demanded Lu</text:span><text:span text:style-name="T68">x and Panama simultaneously.</text:span></text:p>
      <text:p text:style-name="P4"><text:tab/>“<text:span text:style-name="T69">Panama, you must go to Dishevel and negotiate a ceasefire ; I don’t believe Volk expected you here, so no-one should be suspicious of you taking charge. Lucius, go, find her, whomever she is to you, so that we may not lose the species a second time. I will take Cyrus and Shekel back and inform the judge of the happenings. Good luc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3T21:40:16.478224777</meta:creation-date>
    <dc:date>2020-05-11T18:14:11.395418710</dc:date>
    <meta:editing-duration>PT3H28M13S</meta:editing-duration>
    <meta:editing-cycles>87</meta:editing-cycles>
    <meta:generator>LibreOffice/6.4.3.2$Linux_X86_64 LibreOffice_project/40$Build-2</meta:generator>
    <meta:document-statistic meta:table-count="0" meta:image-count="0" meta:object-count="0" meta:page-count="3" meta:paragraph-count="24" meta:word-count="926" meta:character-count="5385" meta:non-whitespace-character-count="4456"/>
  </office:meta>
</office:document-meta>
</file>